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688824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882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882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f416f" officeooo:paragraph-rsid="00643ca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d158f" officeooo:paragraph-rsid="006d158f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d158f" officeooo:paragraph-rsid="006d158f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d158f" officeooo:paragraph-rsid="006d158f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e8aa3" officeooo:paragraph-rsid="006e8aa3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e8aa3" officeooo:paragraph-rsid="006e8aa3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d158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f6071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6e8aa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2">1<text:span text:style-name="T7">xx</text:span> - Controls</text:p>
          </table:table-cell>
          <table:table-cell table:style-name="Table3.B1" office:value-type="string">
            <text:p text:style-name="P3">2xx - Ground</text:p>
          </table:table-cell>
          <table:table-cell table:style-name="Table3.C1" office:value-type="string">
            <text:p text:style-name="P3">3xx - Flight</text:p>
          </table:table-cell>
          <table:table-cell table:style-name="Table3.B1" office:value-type="string">
            <text:p text:style-name="P3">4xx - A2A</text:p>
          </table:table-cell>
          <table:table-cell table:style-name="Table3.B1" office:value-type="string">
            <text:p text:style-name="P3">5xx - A2G</text:p>
          </table:table-cell>
          <table:table-cell table:style-name="Table3.F1" office:value-type="string">
            <text:p text:style-name="P3">6xx - Misc</text:p>
          </table:table-cell>
        </table:table-row>
      </table:table>
      <text:p text:style-name="P1"><text:span text:style-name="T1">3</text:span><text:span text:style-name="T2">0</text:span><text:span text:style-name="T6">5</text:span><text:span text:style-name="T3"> - </text:span><text:span text:style-name="T4">Flight - </text:span><text:span text:style-name="T6">Other </text:span><text:span text:style-name="T5">Avionics</text:span></text:p>
      <text:p text:style-name="P4"/>
      <text:p text:style-name="P5">Configuring HUD and other options with IFFCC Test menu</text:p>
      <text:list xml:id="list4209014221" text:style-name="L1">
        <text:list-item>
          <text:p text:style-name="P6">Show IFFCC Test menu by setting IFFCC switch to TEST (instrument panel lower left)</text:p>
        </text:list-item>
        <text:list-item>
          <text:p text:style-name="P6">On UFC, use controls to navigate the menu and change options:</text:p>
          <text:list>
            <text:list-item>
              <text:p text:style-name="P6">SEL rocker to move selection caret up/down.</text:p>
            </text:list-item>
            <text:list-item>
              <text:p text:style-name="P6">DATA rocker to cycle through options for selected item.</text:p>
            </text:list-item>
            <text:list-item>
              <text:p text:style-name="P6">ENTER button to go into sub-menus.</text:p>
            </text:list-item>
          </text:list>
        </text:list-item>
        <text:list-item>
          <text:p text:style-name="P6">Some <text:span text:style-name="T8">potentially </text:span>useful settings:</text:p>
          <text:list>
            <text:list-item>
              <text:p text:style-name="P6">CCIP CONSENT OPT<text:span text:style-name="T8"> -- Sets CCIP -&gt; CCRP mode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7">OFF ... CCIP drop only if target is on HUD and CCIP line is solid</text:p>
                </text:list-item>
                <text:list-item>
                  <text:p text:style-name="P7">3/9 ... Press and hold Red Button when CCIP pipper is on target, will transition to CCRP and drop when target passes pipper, no matter how far off to the side.</text:p>
                </text:list-item>
                <text:list-item>
                  <text:p text:style-name="P7">5MIL ... Press and hold Red Button when CCIP pipper is on target, will transition to CCRP and drop when target goes into pipper's 5-mil circle.</text:p>
                </text:list-item>
              </text:list>
            </text:list-item>
          </text:list>
        </text:list-item>
      </text:list>
      <text:list xml:id="list215737077076685" text:continue-list="list4209014221" text:style-name="L1">
        <text:list-item>
          <text:list>
            <text:list-item>
              <text:p text:style-name="P8">AAS -- Set wingspan for A2A gun funnel</text:p>
            </text:list-item>
            <text:list-item>
              <text:p text:style-name="P8">DISPLAY MODES -- Sets HUD options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9">Show tapes instead of only digital readouts (tapes are F-15C style)</text:p>
                </text:list-item>
                <text:list-item>
                  <text:p text:style-name="P9">metric units</text:p>
                </text:list-item>
                <text:list-item>
                  <text:p text:style-name="P9">vertical velocity bar on right hand side</text:p>
                </text:list-item>
                <text:list-item>
                  <text:p text:style-name="P9">separate radar altitude tap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1:57:35.586000000</dc:date>
    <meta:editing-duration>PT9H59M18S</meta:editing-duration>
    <meta:editing-cycles>8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4" meta:word-count="219" meta:character-count="1109" meta:non-whitespace-character-count="930"/>
  </office:meta>
</office:document-meta>
</file>